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a5a0e" officeooo:paragraph-rsid="000a5a0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</text:p>
      <text:p text:style-name="P1"/>
      <text:p text:style-name="P1">Como <text:span text:style-name="T1">Usuario anónimo</text:span> quiero <text:s/>-&gt;</text:p>
      <text:p text:style-name="P1"><text:tab/>Buscar preguntas, ver sus respuestas y votos y visitas.</text:p>
      <text:p text:style-name="P1"><text:tab/>Ver los perfiles de la gente</text:p>
      <text:p text:style-name="P1"/>
      <text:p text:style-name="P1">Como <text:span text:style-name="T1">Usuario registrado o logeado</text:span> →</text:p>
      <text:p text:style-name="P1"><text:tab/> Buscar preguntas, ver sus respuestas y votos y visitas.</text:p>
      <text:p text:style-name="P1"><text:tab/>Poder comentar</text:p>
      <text:p text:style-name="P1"><text:tab/>poder votar una pregunta</text:p>
      <text:p text:style-name="P1"><text:tab/>Poder crear preguntas</text:p>
      <text:p text:style-name="P1"><text:tab/>Sobre mis preguntas dar like a una o varias respuestas.</text:p>
      <text:p text:style-name="P1"><text:tab/>Votar respuestas.</text:p>
      <text:p text:style-name="P1"><text:tab/>Ver los perfiles de la gente.</text:p>
      <text:p text:style-name="P1"><text:tab/>Ver y editar mi perfil personal.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9T10:07:11.924537311</meta:creation-date>
    <dc:date>2020-02-19T10:12:54.972546294</dc:date>
    <meta:editing-duration>PT4M58S</meta:editing-duration>
    <meta:editing-cycles>2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13" meta:word-count="71" meta:character-count="427" meta:non-whitespace-character-count="357"/>
  </office:meta>
</office:document-meta>
</file>